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1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8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23"/>
        <table:table-column table:style-name="co30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19" table:default-cell-style-name="ce23"/>
        <table:table-column table:style-name="co35" table:default-cell-style-name="ce23"/>
        <table:table-column table:style-name="co36" table:default-cell-style-name="ce23"/>
        <table:table-column table:style-name="co24" table:default-cell-style-name="ce23"/>
        <table:table-column table:style-name="co37" table:default-cell-style-name="ce23"/>
        <table:table-column table:style-name="co23" table:default-cell-style-name="ce23"/>
        <table:table-column table:style-name="co24" table:default-cell-style-name="ce23"/>
        <table:table-column table:style-name="co38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 style:data-style-name="N2" text:time-value="18:58:44.2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04T19:01:04.495000000</dc:date>
    <meta:editing-duration>P4DT15H54M37S</meta:editing-duration>
    <meta:editing-cycles>1841</meta:editing-cycles>
    <meta:document-statistic meta:table-count="4" meta:cell-count="10191" meta:object-count="0"/>
  </office:meta>
</office:document-meta>
</file>